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6600000066E41865B8.jpg" manifest:media-type="image/jpeg"/>
  <manifest:file-entry manifest:full-path="Pictures/10000000000000F0000000BC360B4A3F.jpg" manifest:media-type="image/jpeg"/>
  <manifest:file-entry manifest:full-path="Pictures/10000000000000FB000000C9C0E8267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_32__20_Dots_20_1_20_Dash" svg:stroke-width="0.15cm" svg:stroke-color="#ff0000" draw:marker-start-width="0.43cm" draw:marker-end-width="0.43cm" draw:opacity="0%" draw:textarea-horizontal-align="justify" draw:textarea-vertical-align="middle" draw:auto-grow-height="false" fo:padding-top="0.2cm" fo:padding-bottom="0.2cm" fo:padding-left="0.325cm" fo:padding-right="0.325cm" draw:shadow-opacity="0%"/>
    </style:style>
    <style:style style:name="gr10" style:family="graphic" style:parent-style-name="standard">
      <style:graphic-properties draw:fill="solid" draw:fill-color="#000000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53cm"/>
    </style:style>
    <style:style style:name="gr12" style:family="graphic" style:parent-style-name="standard">
      <style:graphic-properties draw:stroke="none" svg:stroke-color="#000000" draw:fill="none" draw:fill-color="#ffffff" fo:min-height="1.513cm"/>
    </style:style>
    <style:style style:name="gr13" style:family="graphic" style:parent-style-name="standard">
      <style:graphic-properties svg:stroke-width="0.1cm" svg:stroke-color="#0000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4" style:family="graphic" style:parent-style-name="standard">
      <style:graphic-properties draw:stroke="none" svg:stroke-color="#000000" draw:fill="none" draw:fill-color="#ffffff" fo:min-height="1.264cm"/>
    </style:style>
    <style:style style:name="gr15" style:family="graphic" style:parent-style-name="standard">
      <style:graphic-properties draw:stroke="none" svg:stroke-color="#000000" draw:fill="none" draw:fill-color="#ffffff" fo:min-height="1.972cm"/>
    </style:style>
    <style:style style:name="gr1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7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514cm"/>
    </style:style>
    <style:style style:name="gr20" style:family="graphic" style:parent-style-name="standard">
      <style:graphic-properties draw:stroke="none" svg:stroke-color="#000000" draw:fill="none" draw:fill-color="#ffffff" fo:min-height="0.779cm"/>
    </style:style>
    <style:style style:name="gr21" style:family="graphic" style:parent-style-name="standard">
      <style:graphic-properties draw:stroke="none" svg:stroke-color="#000000" draw:fill="none" draw:fill-color="#ffffff" fo:min-height="2.539cm"/>
    </style:style>
    <style:style style:name="gr22" style:family="graphic" style:parent-style-name="standard">
      <style:graphic-properties draw:stroke="none" svg:stroke-color="#000000" draw:fill="none" draw:fill-color="#ffffff" fo:min-height="2.54cm"/>
    </style:style>
    <style:style style:name="gr23" style:family="graphic" style:parent-style-name="standard">
      <style:graphic-properties draw:stroke="none" svg:stroke-color="#000000" draw:fill="none" draw:fill-color="#ffffff" fo:min-height="1.594cm"/>
    </style:style>
    <style:style style:name="gr24" style:family="graphic" style:parent-style-name="standard">
      <style:graphic-properties draw:stroke="none" svg:stroke-color="#000000" draw:fill="none" draw:fill-color="#ffffff" fo:min-height="1.367cm"/>
    </style:style>
    <style:style style:name="gr25" style:family="graphic" style:parent-style-name="standard">
      <style:graphic-properties draw:stroke="none" svg:stroke-color="#000000" draw:fill="none" draw:fill-color="#ffffff" fo:min-height="0.679cm"/>
    </style:style>
    <style:style style:name="gr26" style:family="graphic" style:parent-style-name="standard">
      <style:graphic-properties draw:stroke="none" svg:stroke-color="#000000" draw:fill="none" draw:fill-color="#ffffff" fo:min-height="0.654cm"/>
    </style:style>
    <style:style style:name="gr27" style:family="graphic" style:parent-style-name="standard">
      <style:graphic-properties draw:stroke="none" svg:stroke-color="#000000" draw:fill="none" draw:fill-color="#ffffff" fo:min-height="0.68cm"/>
    </style:style>
    <style:style style:name="gr28" style:family="graphic" style:parent-style-name="objectwithoutfill">
      <style:graphic-properties svg:stroke-color="#dd4814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line-height="0.254cm"/>
    </style:style>
    <style:style style:name="P7" style:family="paragraph">
      <style:paragraph-properties fo:line-height="0.254cm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.797cm" svg:height="1.586cm" svg:x="0cm" svg:y="8.714cm">
          <draw:image xlink:href="Pictures/10000000000000FB000000C9C0E82671.jpg" xlink:type="simple" xlink:show="embed" xlink:actuate="onLoad">
            <text:p/>
          </draw:image>
        </draw:frame>
        <draw:frame draw:style-name="gr1" draw:text-style-name="P1" draw:layer="layout" svg:width="1.796cm" svg:height="1.585cm" svg:x="0.357cm" svg:y="7.224cm">
          <draw:image xlink:href="Pictures/10000000000000FB000000C9C0E82671.jpg" xlink:type="simple" xlink:show="embed" xlink:actuate="onLoad">
            <text:p/>
          </draw:image>
        </draw:frame>
        <draw:frame draw:style-name="gr1" draw:text-style-name="P1" draw:layer="layout" svg:width="1.798cm" svg:height="1.586cm" svg:x="1.607cm" svg:y="8.714cm">
          <draw:image xlink:href="Pictures/10000000000000FB000000C9C0E82671.jpg" xlink:type="simple" xlink:show="embed" xlink:actuate="onLoad">
            <text:p/>
          </draw:image>
        </draw:frame>
        <draw:frame draw:style-name="gr1" draw:text-style-name="P1" draw:layer="layout" svg:width="2.078cm" svg:height="2.175cm" svg:x="0.559cm" svg:y="1.663cm">
          <draw:image xlink:href="Pictures/100000000000006600000066E41865B8.jpg" xlink:type="simple" xlink:show="embed" xlink:actuate="onLoad">
            <text:p/>
          </draw:image>
        </draw:frame>
        <draw:frame draw:style-name="gr1" draw:text-style-name="P1" draw:layer="layout" svg:width="2.079cm" svg:height="2.174cm" svg:x="1.314cm" svg:y="2.136cm">
          <draw:image xlink:href="Pictures/100000000000006600000066E41865B8.jpg" xlink:type="simple" xlink:show="embed" xlink:actuate="onLoad">
            <text:p/>
          </draw:image>
        </draw:frame>
        <draw:frame draw:style-name="gr1" draw:text-style-name="P1" draw:layer="layout" svg:width="2.038cm" svg:height="1.942cm" draw:transform="rotate (1.55857902203094) translate (5.492cm 4.552cm)">
          <draw:image xlink:href="Pictures/10000000000000F0000000BC360B4A3F.jpg" xlink:type="simple" xlink:show="embed" xlink:actuate="onLoad">
            <text:p/>
          </draw:image>
        </draw:frame>
        <draw:custom-shape draw:style-name="gr2" draw:text-style-name="P1" draw:layer="layout" svg:width="3.971cm" svg:height="2.459cm" svg:x="9.446cm" svg:y="2.41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824cm" svg:y1="2.419cm" svg:x2="9.824cm" svg:y2="4.878cm">
          <text:p/>
        </draw:line>
        <draw:line draw:style-name="gr3" draw:text-style-name="P1" draw:layer="layout" svg:x1="10.201cm" svg:y1="2.418cm" svg:x2="10.201cm" svg:y2="4.877cm">
          <text:p/>
        </draw:line>
        <draw:line draw:style-name="gr3" draw:text-style-name="P1" draw:layer="layout" svg:x1="10.674cm" svg:y1="2.418cm" svg:x2="10.674cm" svg:y2="4.877cm">
          <text:p/>
        </draw:line>
        <draw:line draw:style-name="gr3" draw:text-style-name="P1" draw:layer="layout" svg:x1="11.147cm" svg:y1="2.418cm" svg:x2="11.147cm" svg:y2="4.877cm">
          <text:p/>
        </draw:line>
        <draw:line draw:style-name="gr3" draw:text-style-name="P1" draw:layer="layout" svg:x1="11.525cm" svg:y1="2.418cm" svg:x2="11.525cm" svg:y2="4.877cm">
          <text:p/>
        </draw:line>
        <draw:line draw:style-name="gr3" draw:text-style-name="P1" draw:layer="layout" svg:x1="11.903cm" svg:y1="2.418cm" svg:x2="11.903cm" svg:y2="4.877cm">
          <text:p/>
        </draw:line>
        <draw:line draw:style-name="gr3" draw:text-style-name="P1" draw:layer="layout" svg:x1="12.281cm" svg:y1="2.418cm" svg:x2="12.281cm" svg:y2="4.877cm">
          <text:p/>
        </draw:line>
        <draw:line draw:style-name="gr3" draw:text-style-name="P1" draw:layer="layout" svg:x1="12.66cm" svg:y1="2.418cm" svg:x2="12.66cm" svg:y2="4.877cm">
          <text:p/>
        </draw:line>
        <draw:line draw:style-name="gr3" draw:text-style-name="P1" draw:layer="layout" svg:x1="13.038cm" svg:y1="2.418cm" svg:x2="13.038cm" svg:y2="4.877cm">
          <text:p/>
        </draw:line>
        <draw:line draw:style-name="gr3" draw:text-style-name="P1" draw:layer="layout" svg:x1="9.445cm" svg:y1="3.082cm" svg:x2="13.417cm" svg:y2="2.987cm">
          <text:p/>
        </draw:line>
        <draw:line draw:style-name="gr3" draw:text-style-name="P1" draw:layer="layout" svg:x1="9.444cm" svg:y1="3.743cm" svg:x2="13.416cm" svg:y2="3.648cm">
          <text:p/>
        </draw:line>
        <draw:line draw:style-name="gr3" draw:text-style-name="P1" draw:layer="layout" svg:x1="9.444cm" svg:y1="4.405cm" svg:x2="13.416cm" svg:y2="4.31cm">
          <text:p/>
        </draw:line>
        <draw:custom-shape draw:style-name="gr2" draw:text-style-name="P1" draw:layer="layout" svg:width="2.08cm" svg:height="2.459cm" svg:x="16.557cm" svg:y="2.31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935cm" svg:y1="2.313cm" svg:x2="16.935cm" svg:y2="4.772cm">
          <text:p/>
        </draw:line>
        <draw:line draw:style-name="gr3" draw:text-style-name="P1" draw:layer="layout" svg:x1="17.313cm" svg:y1="2.312cm" svg:x2="17.313cm" svg:y2="4.771cm">
          <text:p/>
        </draw:line>
        <draw:line draw:style-name="gr3" draw:text-style-name="P1" draw:layer="layout" svg:x1="17.786cm" svg:y1="2.312cm" svg:x2="17.786cm" svg:y2="4.771cm">
          <text:p/>
        </draw:line>
        <draw:line draw:style-name="gr3" draw:text-style-name="P1" draw:layer="layout" svg:x1="18.258cm" svg:y1="2.312cm" svg:x2="18.258cm" svg:y2="4.771cm">
          <text:p/>
        </draw:line>
        <draw:line draw:style-name="gr3" draw:text-style-name="P1" draw:layer="layout" svg:x1="16.557cm" svg:y1="2.975cm" svg:x2="18.637cm" svg:y2="2.975cm">
          <text:p/>
        </draw:line>
        <draw:line draw:style-name="gr3" draw:text-style-name="P1" draw:layer="layout" svg:x1="16.556cm" svg:y1="3.636cm" svg:x2="18.637cm" svg:y2="3.637cm">
          <text:p/>
        </draw:line>
        <draw:line draw:style-name="gr3" draw:text-style-name="P1" draw:layer="layout" svg:x1="16.556cm" svg:y1="4.298cm" svg:x2="18.637cm" svg:y2="4.299cm">
          <text:p/>
        </draw:line>
        <draw:custom-shape draw:style-name="gr2" draw:text-style-name="P1" draw:layer="layout" svg:width="2.081cm" svg:height="2.459cm" draw:transform="rotate (-1.57131992557049) translate (22.231cm 2.313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.23cm" svg:y1="2.69cm" svg:x2="19.771cm" svg:y2="2.689cm">
          <text:p/>
        </draw:line>
        <draw:line draw:style-name="gr3" draw:text-style-name="P1" draw:layer="layout" svg:x1="22.231cm" svg:y1="3.068cm" svg:x2="19.772cm" svg:y2="3.067cm">
          <text:p/>
        </draw:line>
        <draw:line draw:style-name="gr3" draw:text-style-name="P1" draw:layer="layout" svg:x1="22.231cm" svg:y1="3.541cm" svg:x2="19.772cm" svg:y2="3.54cm">
          <text:p/>
        </draw:line>
        <draw:line draw:style-name="gr3" draw:text-style-name="P1" draw:layer="layout" svg:x1="22.231cm" svg:y1="4.013cm" svg:x2="19.772cm" svg:y2="4.012cm">
          <text:p/>
        </draw:line>
        <draw:line draw:style-name="gr3" draw:text-style-name="P1" draw:layer="layout" svg:x1="21.568cm" svg:y1="2.312cm" svg:x2="21.567cm" svg:y2="4.392cm">
          <text:p/>
        </draw:line>
        <draw:line draw:style-name="gr3" draw:text-style-name="P1" draw:layer="layout" svg:x1="20.908cm" svg:y1="2.311cm" svg:x2="20.907cm" svg:y2="4.393cm">
          <text:p/>
        </draw:line>
        <draw:line draw:style-name="gr3" draw:text-style-name="P1" draw:layer="layout" svg:x1="20.245cm" svg:y1="2.311cm" svg:x2="20.243cm" svg:y2="4.392cm">
          <text:p/>
        </draw:line>
        <draw:custom-shape draw:style-name="gr4" draw:text-style-name="P1" xml:id="id7" draw:id="id7" draw:layer="layout" svg:width="0.569cm" svg:height="0.474cm" svg:x="19.96cm" svg:y="14.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29" draw:id="id29" draw:layer="layout" svg:width="0.661cm" svg:height="0.663cm" svg:x="23.838cm" svg:y="6.94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1" draw:layer="layout" svg:width="0.662cm" svg:height="0.662cm" svg:x="28.094cm" svg:y="7.04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" draw:layer="layout" svg:width="2.08cm" svg:height="0.946cm" svg:x="3.393cm" svg:y="3.0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702cm" svg:height="0.378cm" svg:x="7.553cm" svg:y="3.3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xml:id="id2" draw:id="id2" draw:layer="layout" svg:width="0.568cm" svg:height="0.474cm" svg:x="22.135cm" svg:y="13.37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0.568cm" svg:height="0.474cm" svg:x="22.134cm" svg:y="15.73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8" draw:id="id8" draw:layer="layout" svg:width="0.569cm" svg:height="0.473cm" svg:x="20.62cm" svg:y="17.15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" draw:id="id1" draw:layer="layout" svg:width="0.568cm" svg:height="0.474cm" svg:x="18.162cm" svg:y="13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6" draw:id="id6" draw:layer="layout" svg:width="0.568cm" svg:height="0.473cm" svg:x="18.919cm" svg:y="16.11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0.568cm" svg:height="0.474cm" svg:x="16.649cm" svg:y="14.4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0.568cm" svg:height="0.475cm" svg:x="16.933cm" svg:y="17.53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18.73cm" svg:y1="13.422cm" svg:x2="22.135cm" svg:y2="13.612cm" draw:start-shape="id1" draw:start-glue-point="7" draw:end-shape="id2" draw:end-glue-point="5" svg:d="m18730 13422 3405 190">
          <text:p/>
        </draw:connector>
        <draw:connector draw:style-name="gr8" draw:text-style-name="P1" draw:layer="layout" draw:type="line" svg:x1="22.419cm" svg:y1="13.849cm" svg:x2="22.418cm" svg:y2="15.738cm" draw:start-shape="id2" draw:start-glue-point="6" draw:end-shape="id3" draw:end-glue-point="4" svg:d="m22419 13849-1 1889">
          <text:p/>
        </draw:connector>
        <draw:connector draw:style-name="gr8" draw:text-style-name="P1" draw:layer="layout" draw:type="line" svg:x1="16.933cm" svg:y1="14.888cm" svg:x2="17.217cm" svg:y2="17.534cm" draw:start-shape="id4" draw:start-glue-point="6" draw:end-shape="id5" draw:end-glue-point="4" svg:d="m16933 14888 284 2646">
          <text:p/>
        </draw:connector>
        <draw:connector draw:style-name="gr8" draw:text-style-name="P1" draw:layer="layout" draw:type="line" svg:x1="17.217cm" svg:y1="14.651cm" svg:x2="19.203cm" svg:y2="16.117cm" draw:start-shape="id4" draw:start-glue-point="7" draw:end-shape="id6" draw:end-glue-point="4" svg:d="m17217 14651 1986 1466">
          <text:p/>
        </draw:connector>
        <draw:connector draw:style-name="gr8" draw:text-style-name="P1" draw:layer="layout" draw:type="line" svg:x1="19.203cm" svg:y1="16.59cm" svg:x2="17.501cm" svg:y2="17.771cm" draw:start-shape="id6" draw:start-glue-point="6" draw:end-shape="id5" draw:end-glue-point="7" svg:d="m19203 16590-1702 1181">
          <text:p/>
        </draw:connector>
        <draw:connector draw:style-name="gr8" draw:text-style-name="P1" draw:layer="layout" draw:type="line" svg:x1="18.446cm" svg:y1="13.659cm" svg:x2="19.96cm" svg:y2="14.937cm" draw:start-shape="id1" draw:start-glue-point="6" draw:end-shape="id7" draw:end-glue-point="5" svg:d="m18446 13659 1514 1278">
          <text:p/>
        </draw:connector>
        <draw:connector draw:style-name="gr8" draw:text-style-name="P1" draw:layer="layout" draw:type="line" svg:x1="22.419cm" svg:y1="13.849cm" svg:x2="20.529cm" svg:y2="14.937cm" draw:start-shape="id2" draw:start-glue-point="6" draw:end-shape="id7" draw:end-glue-point="7" svg:d="m22419 13849-1890 1088">
          <text:p/>
        </draw:connector>
        <draw:connector draw:style-name="gr8" draw:text-style-name="P1" draw:layer="layout" draw:type="line" svg:x1="20.245cm" svg:y1="15.174cm" svg:x2="22.134cm" svg:y2="15.975cm" draw:start-shape="id7" draw:start-glue-point="6" draw:end-shape="id3" draw:end-glue-point="5" svg:d="m20245 15174 1889 801">
          <text:p/>
        </draw:connector>
        <draw:connector draw:style-name="gr8" draw:text-style-name="P1" draw:layer="layout" draw:type="line" svg:x1="19.487cm" svg:y1="16.354cm" svg:x2="20.62cm" svg:y2="17.394cm" draw:start-shape="id6" draw:start-glue-point="7" draw:end-shape="id8" draw:end-glue-point="5" svg:d="m19487 16354 1133 1040">
          <text:p/>
        </draw:connector>
        <draw:connector draw:style-name="gr8" draw:text-style-name="P1" draw:layer="layout" draw:type="line" svg:x1="20.245cm" svg:y1="15.174cm" svg:x2="19.203cm" svg:y2="16.117cm" draw:start-shape="id7" draw:start-glue-point="6" draw:end-shape="id6" draw:end-glue-point="4" svg:d="m20245 15174-1042 943">
          <text:p/>
        </draw:connector>
        <draw:custom-shape draw:style-name="gr4" draw:text-style-name="P1" xml:id="id15" draw:id="id15" draw:layer="layout" svg:width="0.568cm" svg:height="0.473cm" svg:x="7.827cm" svg:y="15.3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0" draw:id="id10" draw:layer="layout" svg:width="0.568cm" svg:height="0.473cm" svg:x="10.001cm" svg:y="13.9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1" draw:id="id11" draw:layer="layout" svg:width="0.568cm" svg:height="0.475cm" svg:x="10cm" svg:y="16.34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6" draw:id="id16" draw:layer="layout" svg:width="0.569cm" svg:height="0.473cm" svg:x="8.487cm" svg:y="17.76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9" draw:id="id9" draw:layer="layout" svg:width="0.568cm" svg:height="0.474cm" svg:x="6.029cm" svg:y="13.7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4" draw:id="id14" draw:layer="layout" svg:width="0.569cm" svg:height="0.474cm" svg:x="6.785cm" svg:y="16.72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2" draw:id="id12" draw:layer="layout" svg:width="0.569cm" svg:height="0.473cm" svg:x="4.515cm" svg:y="15.0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3" draw:id="id13" draw:layer="layout" svg:width="0.568cm" svg:height="0.473cm" svg:x="4.8cm" svg:y="18.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6.597cm" svg:y1="14.026cm" svg:x2="10.001cm" svg:y2="14.217cm" draw:start-shape="id9" draw:start-glue-point="7" draw:end-shape="id10" draw:end-glue-point="5" svg:d="m6597 14026 3404 191">
          <text:p/>
        </draw:connector>
        <draw:connector draw:style-name="gr8" draw:text-style-name="P1" draw:layer="layout" draw:type="line" svg:x1="10.285cm" svg:y1="14.453cm" svg:x2="10.284cm" svg:y2="16.342cm" draw:start-shape="id10" draw:start-glue-point="6" draw:end-shape="id11" draw:end-glue-point="4" svg:d="m10285 14453-1 1889">
          <text:p/>
        </draw:connector>
        <draw:connector draw:style-name="gr8" draw:text-style-name="P1" draw:layer="layout" draw:type="line" svg:x1="4.8cm" svg:y1="15.492cm" svg:x2="5.084cm" svg:y2="18.14cm" draw:start-shape="id12" draw:start-glue-point="6" draw:end-shape="id13" draw:end-glue-point="4" svg:d="m4800 15492 284 2648">
          <text:p/>
        </draw:connector>
        <draw:connector draw:style-name="gr8" draw:text-style-name="P1" draw:layer="layout" draw:type="line" svg:x1="5.084cm" svg:y1="15.256cm" svg:x2="7.07cm" svg:y2="16.721cm" draw:start-shape="id12" draw:start-glue-point="7" draw:end-shape="id14" draw:end-glue-point="4" svg:d="m5084 15256 1986 1465">
          <text:p/>
        </draw:connector>
        <draw:connector draw:style-name="gr8" draw:text-style-name="P1" draw:layer="layout" draw:type="line" svg:x1="7.07cm" svg:y1="17.195cm" svg:x2="5.368cm" svg:y2="18.377cm" draw:start-shape="id14" draw:start-glue-point="6" draw:end-shape="id13" draw:end-glue-point="7" svg:d="m7070 17195-1702 1182">
          <text:p/>
        </draw:connector>
        <draw:connector draw:style-name="gr8" draw:text-style-name="P1" draw:layer="layout" draw:type="line" svg:x1="6.313cm" svg:y1="14.263cm" svg:x2="7.827cm" svg:y2="15.542cm" draw:start-shape="id9" draw:start-glue-point="6" draw:end-shape="id15" draw:end-glue-point="5" svg:d="m6313 14263 1514 1279">
          <text:p/>
        </draw:connector>
        <draw:connector draw:style-name="gr8" draw:text-style-name="P1" draw:layer="layout" draw:type="line" svg:x1="10.285cm" svg:y1="14.453cm" svg:x2="8.395cm" svg:y2="15.542cm" draw:start-shape="id10" draw:start-glue-point="6" draw:end-shape="id15" draw:end-glue-point="7" svg:d="m10285 14453-1890 1089">
          <text:p/>
        </draw:connector>
        <draw:connector draw:style-name="gr8" draw:text-style-name="P1" draw:layer="layout" draw:type="line" svg:x1="8.111cm" svg:y1="15.778cm" svg:x2="10cm" svg:y2="16.579cm" draw:start-shape="id15" draw:start-glue-point="6" draw:end-shape="id11" draw:end-glue-point="5" svg:d="m8111 15778 1889 801">
          <text:p/>
        </draw:connector>
        <draw:connector draw:style-name="gr8" draw:text-style-name="P1" draw:layer="layout" draw:type="line" svg:x1="7.354cm" svg:y1="16.958cm" svg:x2="8.487cm" svg:y2="17.998cm" draw:start-shape="id14" draw:start-glue-point="7" draw:end-shape="id16" draw:end-glue-point="5" svg:d="m7354 16958 1133 1040">
          <text:p/>
        </draw:connector>
        <draw:connector draw:style-name="gr8" draw:text-style-name="P1" draw:layer="layout" draw:type="line" svg:x1="8.111cm" svg:y1="15.778cm" svg:x2="7.07cm" svg:y2="16.721cm" draw:start-shape="id15" draw:start-glue-point="6" draw:end-shape="id14" draw:end-glue-point="4" svg:d="m8111 15778-1041 943">
          <text:p/>
        </draw:connector>
        <draw:custom-shape draw:style-name="gr9" draw:text-style-name="P1" draw:layer="layout" svg:width="7.887cm" svg:height="3.495cm" draw:transform="skewX (-0.00034906585039891) rotate (-0.461290521302101) translate (3.313cm 14.1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7.367cm" svg:height="2.991cm" draw:transform="rotate (-0.461290521302101) translate (6.528cm 12.0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4.967cm" svg:height="4.104cm" draw:transform="rotate (-0.0664970445009845) translate (21.909cm 3.165cm)">
          <text:p/>
          <draw:enhanced-geometry svg:viewBox="0 0 21600 21600" draw:text-areas="0 0 21600 21600" draw:type="circular-arrow" draw:modifiers="-88.4360601253095 -4.73927654155451 9091.735852348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4.967cm" svg:height="4.105cm" draw:transform="rotate (-1.58964588271644) translate (26.801cm 11.841cm)">
          <text:p/>
          <draw:enhanced-geometry svg:viewBox="0 0 21600 21600" draw:text-areas="0 0 21600 21600" draw:type="circular-arrow" draw:modifiers="-88.4360601253095 -4.73927654155451 9091.735852348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2.365cm" svg:height="0.85cm" svg:x="13.425cm" svg:y="16.0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" draw:layer="layout" svg:width="2.743cm" svg:height="1.038cm" svg:x="0.65cm" svg:y="4.217cm">
          <draw:text-box>
            <text:p><text:span text:style-name="T1"><text:s/></text:span><text:span text:style-name="T1">Posts</text:span></text:p>
          </draw:text-box>
        </draw:frame>
        <draw:frame draw:style-name="gr12" draw:text-style-name="P2" draw:layer="layout" svg:width="3.216cm" svg:height="1.825cm" svg:x="4.811cm" svg:y="0.906cm">
          <draw:text-box>
            <text:p><text:span text:style-name="T1">Prepro- cessing</text:span></text:p>
          </draw:text-box>
        </draw:frame>
        <draw:custom-shape draw:style-name="gr13" draw:text-style-name="P3" draw:layer="layout" svg:width="0.946cm" svg:height="0.851cm" svg:x="3.154cm" svg:y="5.7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3" draw:text-style-name="P3" draw:layer="layout" svg:width="0.945cm" svg:height="0.851cm" svg:x="3.914cm" svg:y="3.98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3" draw:layer="layout" svg:width="0.947cm" svg:height="0.851cm" svg:x="7.79cm" svg:y="3.885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3" draw:layer="layout" svg:width="0.946cm" svg:height="0.85cm" svg:x="14.7cm" svg:y="3.75cm">
          <text:p text:style-name="P1"><text:span text:style-name="T2">4</text:span></text:p>
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3" draw:layer="layout" svg:width="0.946cm" svg:height="0.851cm" svg:x="24.595cm" svg:y="4.11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3" draw:layer="layout" svg:width="0.945cm" svg:height="0.851cm" svg:x="25.021cm" svg:y="14.748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3" draw:layer="layout" svg:width="0.946cm" svg:height="0.852cm" svg:x="14.271cm" svg:y="15.175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4" draw:text-style-name="P4" draw:layer="layout" svg:width="1.229cm" svg:height="1.514cm" svg:x="18.827cm" svg:y="2.88cm">
          <draw:text-box>
            <text:p><text:span text:style-name="T2">X</text:span></text:p>
          </draw:text-box>
        </draw:frame>
        <draw:frame draw:style-name="gr15" draw:text-style-name="P2" draw:layer="layout" svg:width="3.827cm" svg:height="2.222cm" svg:x="1.173cm" svg:y="12.578cm">
          <draw:text-box>
            <text:p><text:span text:style-name="T1">Semantic Topics</text:span></text:p>
          </draw:text-box>
        </draw:frame>
        <draw:line draw:style-name="gr16" draw:text-style-name="P1" draw:layer="layout" svg:x1="4.71cm" svg:y1="12.942cm" svg:x2="5.656cm" svg:y2="13.415cm">
          <text:p/>
        </draw:line>
        <draw:line draw:style-name="gr16" draw:text-style-name="P1" draw:layer="layout" svg:x1="4.71cm" svg:y1="12.942cm" svg:x2="4.994cm" svg:y2="14.739cm">
          <text:p/>
        </draw:line>
        <draw:custom-shape draw:style-name="gr4" draw:text-style-name="P1" xml:id="id17" draw:id="id17" draw:layer="layout" svg:width="0.568cm" svg:height="0.474cm" svg:x="26.105cm" svg:y="7.32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9" draw:id="id19" draw:layer="layout" svg:width="0.568cm" svg:height="0.473cm" svg:x="26.104cm" svg:y="8.5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22" draw:id="id22" draw:layer="layout" svg:width="0.568cm" svg:height="0.473cm" svg:x="26.104cm" svg:y="10.44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23" draw:id="id23" draw:layer="layout" svg:width="0.568cm" svg:height="0.473cm" svg:x="26.104cm" svg:y="11.67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8" draw:id="id18" draw:layer="layout" svg:width="0.662cm" svg:height="0.662cm" svg:x="28.093cm" svg:y="8.0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6" draw:text-style-name="P1" xml:id="id20" draw:id="id20" draw:layer="layout" svg:width="0.662cm" svg:height="0.662cm" svg:x="28.093cm" svg:y="9.02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6" draw:text-style-name="P1" xml:id="id21" draw:id="id21" draw:layer="layout" svg:width="0.662cm" svg:height="0.662cm" svg:x="28.093cm" svg:y="10.06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6" draw:text-style-name="P1" xml:id="id24" draw:id="id24" draw:layer="layout" svg:width="0.662cm" svg:height="0.662cm" svg:x="28.093cm" svg:y="11.863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1" xml:id="id28" draw:id="id28" draw:layer="layout" svg:width="0.662cm" svg:height="0.663cm" svg:x="23.837cm" svg:y="7.89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27" draw:id="id27" draw:layer="layout" svg:width="0.662cm" svg:height="0.663cm" svg:x="23.837cm" svg:y="8.83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26" draw:id="id26" draw:layer="layout" svg:width="0.662cm" svg:height="0.663cm" svg:x="23.837cm" svg:y="9.7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25" draw:id="id25" draw:layer="layout" svg:width="0.662cm" svg:height="0.663cm" svg:x="23.837cm" svg:y="11.6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" draw:text-style-name="P1" draw:layer="layout" draw:type="line" svg:x1="26.39cm" svg:y1="7.322cm" svg:x2="28.425cm" svg:y2="7.041cm" svg:d="m26390 7322 2035-281">
          <text:p/>
        </draw:connector>
        <draw:connector draw:style-name="gr8" draw:text-style-name="P1" draw:layer="layout" draw:type="line" svg:x1="26.673cm" svg:y1="7.559cm" svg:x2="28.258cm" svg:y2="8.411cm" draw:start-shape="id17" draw:start-glue-point="7" draw:end-shape="id18" draw:end-glue-point="5" svg:d="m26673 7559 1585 852">
          <text:p/>
        </draw:connector>
        <draw:connector draw:style-name="gr8" draw:text-style-name="P1" draw:layer="layout" draw:type="line" svg:x1="26.672cm" svg:y1="8.788cm" svg:x2="28.093cm" svg:y2="8.411cm" draw:start-shape="id19" draw:start-glue-point="7" draw:end-shape="id18" draw:end-glue-point="3" svg:d="m26672 8788 1421-377">
          <text:p/>
        </draw:connector>
        <draw:connector draw:style-name="gr8" draw:text-style-name="P1" draw:layer="layout" draw:type="line" svg:x1="26.672cm" svg:y1="8.788cm" svg:x2="28.258cm" svg:y2="9.357cm" draw:start-shape="id19" draw:start-glue-point="7" draw:end-shape="id20" draw:end-glue-point="5" svg:d="m26672 8788 1586 569">
          <text:p/>
        </draw:connector>
        <draw:connector draw:style-name="gr8" draw:text-style-name="P1" draw:layer="layout" draw:type="line" svg:x1="26.672cm" svg:y1="8.788cm" svg:x2="28.258cm" svg:y2="10.397cm" draw:start-shape="id19" draw:start-glue-point="7" draw:end-shape="id21" draw:end-glue-point="5" svg:d="m26672 8788 1586 1609">
          <text:p/>
        </draw:connector>
        <draw:connector draw:style-name="gr8" draw:text-style-name="P1" draw:layer="layout" draw:type="line" svg:x1="26.672cm" svg:y1="10.679cm" svg:x2="28.258cm" svg:y2="10.397cm" draw:start-shape="id22" draw:start-glue-point="7" draw:end-shape="id21" draw:end-glue-point="5" svg:d="m26672 10679 1586-282">
          <text:p/>
        </draw:connector>
        <draw:connector draw:style-name="gr8" draw:text-style-name="P1" draw:layer="layout" draw:type="line" svg:x1="26.672cm" svg:y1="11.908cm" svg:x2="28.258cm" svg:y2="12.194cm" draw:start-shape="id23" draw:start-glue-point="7" draw:end-shape="id24" draw:end-glue-point="5" svg:d="m26672 11908 1586 286">
          <text:p/>
        </draw:connector>
        <draw:connector draw:style-name="gr8" draw:text-style-name="P1" draw:layer="layout" draw:type="line" svg:x1="26.104cm" svg:y1="11.908cm" svg:x2="24.499cm" svg:y2="12.005cm" draw:start-shape="id23" draw:start-glue-point="5" draw:end-shape="id25" draw:end-glue-point="10" svg:d="m26104 11908-1605 97">
          <text:p/>
        </draw:connector>
        <draw:connector draw:style-name="gr8" draw:text-style-name="P1" draw:layer="layout" draw:type="line" svg:x1="26.388cm" svg:y1="11.671cm" svg:x2="24.402cm" svg:y2="10.348cm" draw:start-shape="id23" draw:start-glue-point="4" draw:end-shape="id26" draw:end-glue-point="9" svg:d="m26388 11671-1986-1323">
          <text:p/>
        </draw:connector>
        <draw:connector draw:style-name="gr8" draw:text-style-name="P1" draw:layer="layout" draw:type="line" svg:x1="26.388cm" svg:y1="10.442cm" svg:x2="24.402cm" svg:y2="9.402cm" draw:start-shape="id22" draw:start-glue-point="4" draw:end-shape="id27" draw:end-glue-point="9" svg:d="m26388 10442-1986-1040">
          <text:p/>
        </draw:connector>
        <draw:connector draw:style-name="gr8" draw:text-style-name="P1" draw:layer="layout" draw:type="line" svg:x1="24.402cm" svg:y1="8.933cm" svg:x2="26.104cm" svg:y2="8.788cm" draw:start-shape="id27" draw:start-glue-point="11" draw:end-shape="id19" draw:end-glue-point="5" svg:d="m24402 8933 1702-145">
          <text:p/>
        </draw:connector>
        <draw:connector draw:style-name="gr8" draw:text-style-name="P1" draw:layer="layout" draw:type="line" svg:x1="24.499cm" svg:y1="8.223cm" svg:x2="26.105cm" svg:y2="7.559cm" draw:start-shape="id28" draw:start-glue-point="10" draw:end-shape="id17" draw:end-glue-point="5" svg:d="m24499 8223 1606-664">
          <text:p/>
        </draw:connector>
        <draw:connector draw:style-name="gr8" draw:text-style-name="P1" draw:layer="layout" draw:type="line" svg:x1="24.169cm" svg:y1="6.946cm" svg:x2="26.39cm" svg:y2="7.416cm" draw:start-shape="id29" draw:start-glue-point="4" svg:d="m24169 6946 2221 470">
          <text:p/>
        </draw:connector>
        <draw:custom-shape draw:style-name="gr17" draw:text-style-name="P1" draw:layer="layout" svg:width="0.662cm" svg:height="0.472cm" svg:x="20.907cm" svg:y="3.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475cm" svg:height="0.661cm" svg:x="17.785cm" svg:y="3.63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1.38cm" svg:y1="3.259cm" svg:x2="27.337cm" svg:y2="7.136cm">
          <text:p/>
        </draw:line>
        <draw:line draw:style-name="gr18" draw:text-style-name="P1" draw:layer="layout" svg:x1="18.07cm" svg:y1="4.015cm" svg:x2="25.257cm" svg:y2="7.041cm">
          <text:p/>
        </draw:line>
        <draw:frame draw:style-name="gr12" draw:text-style-name="P5" draw:layer="layout" svg:width="2.837cm" svg:height="1.825cm" svg:x="6.797cm" svg:y="4.665cm">
          <draw:text-box>
            <text:p text:style-name="P1"><text:span text:style-name="T1">TF Model</text:span></text:p>
          </draw:text-box>
        </draw:frame>
        <draw:frame draw:style-name="gr11" draw:text-style-name="P2" draw:layer="layout" svg:width="2.742cm" svg:height="1.038cm" svg:x="14.058cm" svg:y="4.762cm">
          <draw:text-box>
            <text:p><text:span text:style-name="T1">NNMF</text:span></text:p>
          </draw:text-box>
        </draw:frame>
        <draw:frame draw:style-name="gr19" draw:text-style-name="P2" draw:layer="layout" svg:width="3.972cm" svg:height="1.825cm" svg:x="25.162cm" svg:y="1.651cm">
          <draw:text-box>
            <text:p><text:span text:style-name="T1">Tripartite</text:span></text:p>
            <text:p><text:span text:style-name="T1">graph</text:span></text:p>
          </draw:text-box>
        </draw:frame>
        <draw:frame draw:style-name="gr12" draw:text-style-name="P2" draw:layer="layout" svg:width="3.972cm" svg:height="1.825cm" svg:x="25.162cm" svg:y="16.758cm">
          <draw:text-box>
            <text:p><text:span text:style-name="T1">Transition</text:span></text:p>
            <text:p><text:span text:style-name="T1">graph</text:span></text:p>
          </draw:text-box>
        </draw:frame>
        <draw:frame draw:style-name="gr11" draw:text-style-name="P2" draw:layer="layout" svg:width="2.742cm" svg:height="1.038cm" svg:x="17.03cm" svg:y="4.641cm">
          <draw:text-box>
            <text:p><text:span text:style-name="T1">W</text:span></text:p>
          </draw:text-box>
        </draw:frame>
        <draw:frame draw:style-name="gr20" draw:text-style-name="P2" draw:layer="layout" svg:width="2.742cm" svg:height="1.065cm" svg:x="20.718cm" svg:y="4.332cm">
          <draw:text-box>
            <text:p><text:span text:style-name="T1">H</text:span><text:span text:style-name="T3">T</text:span></text:p>
          </draw:text-box>
        </draw:frame>
        <draw:frame draw:style-name="gr11" draw:text-style-name="P2" draw:layer="layout" svg:width="2.743cm" svg:height="1.038cm" svg:x="10.863cm" svg:y="4.689cm">
          <draw:text-box>
            <text:p><text:span text:style-name="T1">A</text:span></text:p>
          </draw:text-box>
        </draw:frame>
        <draw:frame draw:style-name="gr21" draw:text-style-name="P7" draw:layer="layout" svg:width="0.946cm" svg:height="2.789cm" svg:x="23.838cm" svg:y="10.446cm">
          <draw:text-box>
            <text:p text:style-name="P6"><text:span text:style-name="T4"/></text:p>
            <text:p text:style-name="P6"><text:span text:style-name="T4">.</text:span></text:p>
            <text:p text:style-name="P6"><text:span text:style-name="T4">.</text:span></text:p>
            <text:p text:style-name="P6"><text:span text:style-name="T4">.</text:span></text:p>
          </draw:text-box>
        </draw:frame>
        <draw:frame draw:style-name="gr22" draw:text-style-name="P7" draw:layer="layout" svg:width="0.946cm" svg:height="2.79cm" svg:x="26.013cm" svg:y="9.027cm">
          <draw:text-box>
            <text:p text:style-name="P6"><text:span text:style-name="T4"/></text:p>
            <text:p text:style-name="P6"><text:span text:style-name="T4">.</text:span></text:p>
            <text:p text:style-name="P6"><text:span text:style-name="T4">.</text:span></text:p>
            <text:p text:style-name="P6"><text:span text:style-name="T4">.</text:span></text:p>
          </draw:text-box>
        </draw:frame>
        <draw:frame draw:style-name="gr21" draw:text-style-name="P7" draw:layer="layout" svg:width="0.946cm" svg:height="2.789cm" svg:x="28.094cm" svg:y="10.635cm">
          <draw:text-box>
            <text:p text:style-name="P6"><text:span text:style-name="T4"/></text:p>
            <text:p text:style-name="P6"><text:span text:style-name="T4">.</text:span></text:p>
            <text:p text:style-name="P6"><text:span text:style-name="T4">.</text:span></text:p>
            <text:p text:style-name="P6"><text:span text:style-name="T4">.</text:span></text:p>
          </draw:text-box>
        </draw:frame>
        <draw:frame draw:style-name="gr23" draw:text-style-name="P4" draw:layer="layout" svg:width="2.459cm" svg:height="1.844cm" draw:transform="rotate (-1.55770635740494) translate (29.565cm 8.519cm)">
          <draw:text-box>
            <text:p><text:span text:style-name="T2">Terms</text:span></text:p>
          </draw:text-box>
        </draw:frame>
        <draw:frame draw:style-name="gr24" draw:text-style-name="P4" draw:layer="layout" svg:width="2.742cm" svg:height="2.384cm" svg:x="25.162cm" svg:y="11.959cm">
          <draw:text-box>
            <text:p><text:span text:style-name="T2">Latent </text:span></text:p>
            <text:p><text:span text:style-name="T2">Factors</text:span></text:p>
          </draw:text-box>
        </draw:frame>
        <draw:frame draw:style-name="gr25" draw:text-style-name="P4" draw:layer="layout" svg:width="2.648cm" svg:height="0.962cm" svg:x="10.296cm" svg:y="1.51cm">
          <draw:text-box>
            <text:p><text:span text:style-name="T2">Terms</text:span></text:p>
          </draw:text-box>
        </draw:frame>
        <draw:frame draw:style-name="gr26" draw:text-style-name="P4" draw:layer="layout" svg:width="2.545cm" svg:height="0.962cm" draw:transform="rotate (-1.55107410624736) translate (14.268cm 2.485cm)">
          <draw:text-box>
            <text:p><text:span text:style-name="T2">Posts</text:span></text:p>
          </draw:text-box>
        </draw:frame>
        <draw:frame draw:style-name="gr27" draw:text-style-name="P4" draw:layer="layout" svg:width="2.648cm" svg:height="0.962cm" draw:transform="rotate (-1.55107410624736) translate (23.985cm 8.716cm)">
          <draw:text-box>
            <text:p><text:span text:style-name="T2">Posts</text:span></text:p>
          </draw:text-box>
        </draw:frame>
        <draw:custom-shape draw:style-name="gr7" draw:text-style-name="P1" draw:layer="layout" svg:width="1.7cm" svg:height="0.7cm" svg:x="14.4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797cm" svg:height="1.586cm" svg:x="2.995cm" svg:y="8.714cm">
          <draw:image xlink:href="Pictures/10000000000000FB000000C9C0E82671.jpg" xlink:type="simple" xlink:show="embed" xlink:actuate="onLoad">
            <text:p/>
          </draw:image>
        </draw:frame>
        <draw:frame draw:style-name="gr1" draw:text-style-name="P1" draw:layer="layout" svg:width="1.796cm" svg:height="1.585cm" svg:x="3.352cm" svg:y="7.224cm">
          <draw:image xlink:href="Pictures/10000000000000FB000000C9C0E82671.jpg" xlink:type="simple" xlink:show="embed" xlink:actuate="onLoad">
            <text:p/>
          </draw:image>
        </draw:frame>
        <draw:frame draw:style-name="gr1" draw:text-style-name="P1" draw:layer="layout" svg:width="1.798cm" svg:height="1.586cm" svg:x="4.602cm" svg:y="8.714cm">
          <draw:image xlink:href="Pictures/10000000000000FB000000C9C0E82671.jpg" xlink:type="simple" xlink:show="embed" xlink:actuate="onLoad">
            <text:p/>
          </draw:image>
        </draw:frame>
        <draw:custom-shape draw:style-name="gr7" draw:text-style-name="P1" draw:layer="layout" svg:width="0.8cm" svg:height="1.7cm" svg:x="2.3cm" svg:y="5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4.539cm" svg:height="1.76cm" draw:transform="rotate (-0.910014671989844) translate (4.341cm 6.5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95cm" svg:height="2.413cm" draw:transform="rotate (-0.910014671989844) translate (3.297cm 7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59cm" svg:height="3.298cm" draw:transform="rotate (-0.195127810372967) translate (0.448cm 7.0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2.742cm" svg:height="1.038cm" svg:x="1.658cm" svg:y="7.062cm">
          <draw:text-box>
            <text:p><text:span text:style-name="T1">Users</text:span></text:p>
          </draw:text-box>
        </draw:frame>
        <draw:frame draw:style-name="gr11" draw:text-style-name="P2" draw:layer="layout" svg:width="3.442cm" svg:height="1.038cm" svg:x="7.258cm" svg:y="8.262cm">
          <draw:text-box>
            <text:p><text:span text:style-name="T1">Profiles</text:span></text:p>
          </draw:text-box>
        </draw:frame>
        <draw:custom-shape draw:style-name="gr7" draw:text-style-name="P1" draw:layer="layout" svg:width="0.8cm" svg:height="1.301cm" svg:x="2.299cm" svg:y="11.1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0.946cm" svg:height="0.851cm" svg:x="3.204cm" svg:y="11.55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line draw:style-name="gr28" draw:text-style-name="P1" draw:layer="layout" svg:x1="7.5cm" svg:y1="8.8cm" svg:x2="6.1cm" svg:y2="8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5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rnando Mourao</meta:initial-creator>
    <meta:creation-date>2012-12-05T15:43:24</meta:creation-date>
    <dc:date>2013-08-25T11:11:33</dc:date>
    <meta:editing-duration>PT52M11S</meta:editing-duration>
    <meta:editing-cycles>10</meta:editing-cycles>
    <meta:generator>LibreOffice/3.5$Linux_X86_64 LibreOffice_project/350m1$Build-2</meta:generator>
    <meta:document-statistic meta:object-count="150"/>
  </office:meta>
</office:document-meta>
</file>